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85611111111111cm" style:use-optimal-column-width="true"/>
    </style:style>
    <style:style style:name="co2" style:family="table-column">
      <style:table-column-properties fo:break-before="auto" style:column-width="6.20888888888889cm" style:use-optimal-column-width="true"/>
    </style:style>
    <style:style style:name="co3" style:family="table-column">
      <style:table-column-properties fo:break-before="auto" style:column-width="7.4612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0 to 2021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29.24" table:style-name="ce1">
            <text:p>29.2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29.24" table:style-name="ce1">
            <text:p>29.2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ane Sheppard (Sensitive)</meta:initial-creator>
    <dc:creator>Jane Sheppard (Sensitive)</dc:creator>
    <meta:creation-date>2020-10-05T13:17:29Z</meta:creation-date>
    <dc:date>2020-10-05T13:17:29Z</dc:date>
  </office:meta>
</office:document-meta>
</file>